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row>
        <mspace width="2em"/>
        <mo stretchy="false">=</mo>
        <mspace width="2em"/>
      </mrow>
      <mn>1</mn>
      <mspace width="0.5em"/>
      <mfrac>
        <mtext>N</mtext>
        <msup>
          <mtext>m</mtext>
          <mn>2</mn>
        </msup>
      </mfrac>
      <mrow>
        <mspace width="2em"/>
        <mo stretchy="false">=</mo>
        <mspace width="2em"/>
      </mrow>
      <mn>1</mn>
      <mspace width="0.5em"/>
      <mtext>Pa</mtext>
    </mrow>
    <annotation encoding="StarMath 5.0">alignc [p] ~=~ 1 ` "N" over "m"^2 ~=~ 1 ` "Pa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3:39:10.503000000</meta:creation-date>
    <dc:date>2015-03-16T13:39:58.421000000</dc:date>
    <meta:editing-duration>PT48S</meta:editing-duration>
    <meta:editing-cycles>1</meta:editing-cycles>
    <meta:generator>LibreOffice/4.3.4.1$Windows_x86 LibreOffice_project/bc356b2f991740509f321d70e4512a6a54c5f243</meta:generator>
  </office:meta>
</office:document-meta>
</file>